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u va tu sans lumière vincent ?</text:p>
      <text:p text:style-name="Standard"/>
      <text:p text:style-name="Standard">Au soleil 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zvin</dc:creator>
    <meta:creation-date>2009-04-16T11:32:00Z</meta:creation-date>
    <dc:date>2016-02-10T15:34:00Z</dc:date>
    <meta:template xlink:href="Normal.dotm" xlink:type="simple"/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" meta:character-count="44" meta:row-count="1" meta:non-whitespace-character-count="39"/>
  </office:meta>
</office:document-meta>
</file>